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7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ZE_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1" table:number-columns-repeated="20" table:default-cell-style-name="ce14"/>
        <table:table-column table:style-name="co3" table:number-columns-repeated="3" table:default-cell-style-name="ce14"/>
        <table:table-column table:style-name="co2" table:number-columns-repeated="4" table:default-cell-style-name="ce14"/>
        <table:table-column table:style-name="co3" table:number-columns-repeated="6" table:default-cell-style-name="ce14"/>
        <table:table-column table:style-name="co4" table:number-columns-repeated="973" table:default-cell-style-name="ce14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3" office:value-type="string" calcext:value-type="string" table:number-columns-spanned="1" table:number-rows-spanned="2">
            <text:p>obecności</text:p>
          </table:table-cell>
          <table:table-cell table:style-name="ce3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3" table:style-name="ce1"/>
          <table:covered-table-cell table:number-columns-repeated="2" table:style-name="ce3"/>
          <table:covered-table-cell table:number-columns-repeated="2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5036" calcext:value-type="float">
            <text:p>950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7" table:formula="of:=SUM([.C3];[.E3];[.G3];[.I3];[.K3];[.M3];[.O3];[.S3];[.U3])/10" office:value-type="percentage" office:value="0.7" calcext:value-type="percentage">
            <text:p>7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W3];[.X3];[.Y3];[.AA3]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5037" calcext:value-type="float">
            <text:p>950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7" table:formula="of:=SUM([.C4];[.E4];[.G4];[.I4];[.K4];[.M4];[.O4];[.S4];[.U4])/10" office:value-type="percentage" office:value="0.5" calcext:value-type="percentage">
            <text:p>5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W4];[.X4];[.Y4];[.AA4])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1196" calcext:value-type="float">
            <text:p>9119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7" table:formula="of:=SUM([.C5];[.E5];[.G5];[.I5];[.K5];[.M5];[.O5];[.S5];[.U5])/10" office:value-type="percentage" office:value="0.7" calcext:value-type="percentage">
            <text:p>7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W5];[.X5];[.Y5];[.AA5])" office:value-type="float" office:value="82" calcext:value-type="float">
            <text:p>82</text:p>
          </table:table-cell>
          <table:table-cell table:style-name="ce1" office:value-type="float" office:value="4.5" calcext:value-type="float">
            <text:p>4,5</text:p>
          </table:table-cell>
          <table:table-cell table:style-name="ce1"/>
          <table:table-cell table:style-name="ce19" office:value-type="string" calcext:value-type="string">
            <text:p>3,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5038" calcext:value-type="float">
            <text:p>9503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C6];[.E6];[.G6];[.I6];[.K6];[.M6];[.O6];[.S6];[.U6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W6];[.X6];[.Y6];[.AA6])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5039" calcext:value-type="float">
            <text:p>9503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C7];[.E7];[.G7];[.I7];[.K7];[.M7];[.O7];[.S7];[.U7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W7];[.X7];[.Y7];[.AA7])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5040" calcext:value-type="float">
            <text:p>9504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C8];[.E8];[.G8];[.I8];[.K8];[.M8];[.O8];[.S8];[.U8])/10" office:value-type="percentage" office:value="0.9" calcext:value-type="percentage">
            <text:p>90,0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W8];[.X8];[.Y8];[.AA8])" office:value-type="float" office:value="7" calcext:value-type="float">
            <text:p>7</text:p>
          </table:table-cell>
          <table:table-cell table:style-name="ce19" office:value-type="string" calcext:value-type="string">
            <text:p>3,5(T2)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5041" calcext:value-type="float">
            <text:p>9504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7" table:formula="of:=SUM([.C9];[.E9];[.G9];[.I9];[.K9];[.M9];[.O9];[.S9];[.U9])/10" office:value-type="percentage" office:value="0.7" calcext:value-type="percentage">
            <text:p>7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W9];[.X9];[.Y9];[.AA9])" office:value-type="float" office:value="5" calcext:value-type="float">
            <text:p>5</text:p>
          </table:table-cell>
          <table:table-cell table:style-name="ce19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5042" calcext:value-type="float">
            <text:p>95042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7" table:formula="of:=SUM([.C10];[.E10];[.G10];[.I10];[.K10];[.M10];[.O10];[.S10];[.U10])/10" office:value-type="percentage" office:value="0.7" calcext:value-type="percentage">
            <text:p>7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W10];[.X10];[.Y10];[.AA10])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5043" calcext:value-type="float">
            <text:p>9504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C11];[.E11];[.G11];[.I11];[.K11];[.M11];[.O11];[.S11];[.U11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1];[.X11];[.Y11];[.AA11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044" calcext:value-type="float">
            <text:p>9504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7" table:formula="of:=SUM([.C12];[.E12];[.G12];[.I12];[.K12];[.M12];[.O12];[.S12];[.U12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W12];[.X12];[.Y12];[.AA12])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045" calcext:value-type="float">
            <text:p>9504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7" table:formula="of:=SUM([.C13];[.E13];[.G13];[.I13];[.K13];[.M13];[.O13];[.S13];[.U13])/10" office:value-type="percentage" office:value="0.8" calcext:value-type="percentage">
            <text:p>8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W13];[.X13];[.Y13];[.AA13])" office:value-type="float" office:value="33" calcext:value-type="float">
            <text:p>33</text:p>
          </table:table-cell>
          <table:table-cell table:style-name="ce19" office:value-type="string" calcext:value-type="string">
            <text:p>4(T2)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5046" calcext:value-type="float">
            <text:p>9504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7" table:formula="of:=SUM([.C14];[.E14];[.G14];[.I14];[.K14];[.M14];[.O14];[.S14];[.U14])/10" office:value-type="percentage" office:value="0.9" calcext:value-type="percentage">
            <text:p>90,0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W14];[.X14];[.Y14];[.AA14])" office:value-type="float" office:value="36" calcext:value-type="float">
            <text:p>36</text:p>
          </table:table-cell>
          <table:table-cell table:style-name="ce19" office:value-type="string" calcext:value-type="string">
            <text:p>3(T2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5047" calcext:value-type="float">
            <text:p>9504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7" table:formula="of:=SUM([.C15];[.E15];[.G15];[.I15];[.K15];[.M15];[.O15];[.S15];[.U15])/10" office:value-type="percentage" office:value="0.6" calcext:value-type="percentage">
            <text:p>6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W15];[.X15];[.Y15];[.AA15])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048" calcext:value-type="float">
            <text:p>9504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7" table:formula="of:=SUM([.C16];[.E16];[.G16];[.I16];[.K16];[.M16];[.O16];[.S16];[.U16])/10" office:value-type="percentage" office:value="0.5" calcext:value-type="percentage">
            <text:p>5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W16];[.X16];[.Y16];[.AA16])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5049" calcext:value-type="float">
            <text:p>9504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7" table:formula="of:=SUM([.C17];[.E17];[.G17];[.I17];[.K17];[.M17];[.O17];[.S17];[.U17])/10" office:value-type="percentage" office:value="0.8" calcext:value-type="percentage">
            <text:p>8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W17];[.X17];[.Y17];[.AA17])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4982" calcext:value-type="float">
            <text:p>94982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C18];[.E18];[.G18];[.I18];[.K18];[.M18];[.O18];[.S18];[.U18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8];[.X18];[.Y18];[.AA18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5050" calcext:value-type="float">
            <text:p>95050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7" table:formula="of:=SUM([.C19];[.E19];[.G19];[.I19];[.K19];[.M19];[.O19];[.S19];[.U19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19];[.X19];[.Y19];[.AA19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5051" calcext:value-type="float">
            <text:p>9505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C20];[.E20];[.G20];[.I20];[.K20];[.M20];[.O20];[.S20];[.U20])/10" office:value-type="percentage" office:value="0.8" calcext:value-type="percentage">
            <text:p>8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W20];[.X20];[.Y20];[.AA20])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5052" calcext:value-type="float">
            <text:p>95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2"/>
          <table:table-cell table:style-name="ce17" table:formula="of:=SUM([.C21];[.E21];[.G21];[.I21];[.K21];[.M21];[.O21];[.S21];[.U21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1];[.X21];[.Y21];[.AA21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301" calcext:value-type="float">
            <text:p>92301</text:p>
          </table:table-cell>
          <table:table-cell table:style-name="ce1" table:number-columns-repeated="23"/>
          <table:table-cell table:style-name="ce17" table:formula="of:=SUM([.C22];[.E22];[.G22];[.I22];[.K22];[.M22];[.O22];[.S22];[.U22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2];[.X22];[.Y22];[.AA22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2418" calcext:value-type="float">
            <text:p>92418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C23];[.E23];[.G23];[.I23];[.K23];[.M23];[.O23];[.S23];[.U23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3];[.X23];[.Y23];[.AA23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5053" calcext:value-type="float">
            <text:p>9505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16"/>
          <table:table-cell table:style-name="ce1" table:number-columns-repeated="10"/>
          <table:table-cell table:style-name="ce17" table:formula="of:=SUM([.C24];[.E24];[.G24];[.I24];[.K24];[.M24];[.O24];[.S24];[.U24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4];[.X24];[.Y24];[.AA24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104" calcext:value-type="float">
            <text:p>9510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7" table:formula="of:=SUM([.C25];[.E25];[.G25];[.I25];[.K25];[.M25];[.O25];[.S25];[.U25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W25];[.X25];[.Y25];[.AA25])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2428" calcext:value-type="float">
            <text:p>92428</text:p>
          </table:table-cell>
          <table:table-cell table:style-name="ce1" table:number-columns-repeated="23"/>
          <table:table-cell table:style-name="ce17" table:formula="of:=SUM([.C26];[.E26];[.G26];[.I26];[.K26];[.M26];[.O26];[.S26];[.U26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6];[.X26];[.Y26];[.AA26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5054" calcext:value-type="float">
            <text:p>9505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7" table:formula="of:=SUM([.C27];[.E27];[.G27];[.I27];[.K27];[.M27];[.O27];[.S27];[.U27])/10" office:value-type="percentage" office:value="0.8" calcext:value-type="percentage">
            <text:p>8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W27];[.X27];[.Y27];[.AA27]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0247" calcext:value-type="float">
            <text:p>90247</text:p>
          </table:table-cell>
          <table:table-cell table:style-name="ce1" table:number-columns-repeated="23"/>
          <table:table-cell table:style-name="ce17" table:formula="of:=SUM([.C28];[.E28];[.G28];[.I28];[.K28];[.M28];[.O28];[.S28];[.U28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8];[.X28];[.Y28];[.AA28])" office:value-type="float" office:value="0" calcext:value-type="float">
            <text:p>0</text:p>
          </table:table-cell>
          <table:table-cell table:style-name="ce19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5314" calcext:value-type="float">
            <text:p>95314</text:p>
          </table:table-cell>
          <table:table-cell table:style-name="ce1" table:number-columns-repeated="23"/>
          <table:table-cell table:style-name="ce17" table:formula="of:=SUM([.C29];[.E29];[.G29];[.I29];[.K29];[.M29];[.O29];[.S29];[.U29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29];[.X29];[.Y29];[.AA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5316" calcext:value-type="float">
            <text:p>95316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C30];[.E30];[.G30];[.I30];[.K30];[.M30];[.O30];[.S30];[.U30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30];[.X30];[.Y30];[.AA30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0996" calcext:value-type="float">
            <text:p>90996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C31];[.E31];[.G31];[.I31];[.K31];[.M31];[.O31];[.S31];[.U31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31];[.X31];[.Y31];[.AA31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5055" calcext:value-type="float">
            <text:p>95055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7" table:formula="of:=SUM([.C32];[.E32];[.G32];[.I32];[.K32];[.M32];[.O32];[.S32];[.U32])/10" office:value-type="percentage" office:value="0.6" calcext:value-type="percentage">
            <text:p>6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32];[.X32];[.Y32];[.AA32])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225" calcext:value-type="float">
            <text:p>802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7" table:formula="of:=SUM([.C33];[.E33];[.G33];[.I33];[.K33];[.M33];[.O33];[.S33];[.U33])/10" office:value-type="percentage" office:value="0.8" calcext:value-type="percentage">
            <text:p>8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W33];[.X33];[.Y33];[.AA33])" office:value-type="float" office:value="23" calcext:value-type="float">
            <text:p>23</text:p>
          </table:table-cell>
          <table:table-cell table:style-name="ce19" office:value-type="string" calcext:value-type="string">
            <text:p>4(T2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5056" calcext:value-type="float">
            <text:p>95056</text:p>
          </table:table-cell>
          <table:table-cell table:style-name="ce1" table:number-columns-repeated="23"/>
          <table:table-cell table:style-name="ce17" table:formula="of:=SUM([.C34];[.E34];[.G34];[.I34];[.K34];[.M34];[.O34];[.S34];[.U34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W34];[.X34];[.Y34];[.AA34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5057" calcext:value-type="float">
            <text:p>95057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7" table:formula="of:=SUM([.C35];[.E35];[.G35];[.I35];[.K35];[.M35];[.O35];[.S35];[.U35])/10" office:value-type="percentage" office:value="0.8" calcext:value-type="percentage">
            <text:p>8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W35];[.X35];[.Y35];[.AA35])" office:value-type="float" office:value="94" calcext:value-type="float">
            <text:p>9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9" office:value-type="string" calcext:value-type="string">
            <text:p>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24"/>
          <table:table-cell table:style-name="ce17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24"/>
          <table:table-cell table:style-name="ce17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 table:number-rows-repeated="1048538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21:51:59.85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22:32:22.565000000</meta:creation-date>
    <dc:date>2023-02-13T22:06:35.898000000</dc:date>
    <meta:editing-duration>PT3H35M33S</meta:editing-duration>
    <meta:editing-cycles>109</meta:editing-cycles>
    <meta:generator>LibreOffice/6.0.5.2$Windows_X86_64 LibreOffice_project/54c8cbb85f300ac59db32fe8a675ff7683cd5a16</meta:generator>
    <meta:document-statistic meta:table-count="1" meta:cell-count="597" meta:object-count="0"/>
  </office:meta>
</office:document-meta>
</file>